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Pictures/100002010000002000000020EC3B644C412E328F.png" manifest:media-type="image/png"/>
  <manifest:file-entry manifest:full-path="Pictures/10001A820000034F0000034F6F6873DFF70DC271.svg" manifest:media-type="image/svg+xml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/>
    <style:font-face style:name="Lohit Hindi2" svg:font-family="'Lohit Hindi'"/>
    <style:font-face style:name="Cantarell" svg:font-family="Cantarell" style:font-pitch="variable"/>
    <style:font-face style:name="Cantarell Light" svg:font-family="'Cantarell Light'" style:font-pitch="variable"/>
    <style:font-face style:name="Cantarell Light1" svg:font-family="'Cantarell Light'" style:font-adornments="Light" style:font-pitch="variable"/>
    <style:font-face style:name="Cantarell Thin" svg:font-family="'Cantarell Thin'" style:font-pitch="variable"/>
    <style:font-face style:name="Liberation Serif2" svg:font-family="'Liberation Serif'" style:font-pitch="variable"/>
    <style:font-face style:name="Lohit Hindi1" svg:font-family="'Lohit Hindi'" style:font-pitch="variable"/>
    <style:font-face style:name="cmex10" svg:font-family="cmex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05b05" style:font-weight-asian="normal" style:font-weight-complex="normal"/>
    </style:style>
    <style:style style:name="P2" style:family="paragraph" style:parent-style-name="Standard">
      <style:text-properties fo:font-weight="normal" officeooo:rsid="0064e042" officeooo:paragraph-rsid="0064e042" style:font-weight-asian="normal" style:font-weight-complex="normal"/>
    </style:style>
    <style:style style:name="P3" style:family="paragraph" style:parent-style-name="Standard">
      <style:text-properties officeooo:paragraph-rsid="00670db6"/>
    </style:style>
    <style:style style:name="P4" style:family="paragraph" style:parent-style-name="Standard">
      <style:text-properties officeooo:paragraph-rsid="006a55dc"/>
    </style:style>
    <style:style style:name="P5" style:family="paragraph" style:parent-style-name="Standard">
      <style:text-properties officeooo:rsid="006a55dc" officeooo:paragraph-rsid="006a55dc"/>
    </style:style>
    <style:style style:name="P6" style:family="paragraph" style:parent-style-name="Standard">
      <style:text-properties officeooo:rsid="006bfdaf" officeooo:paragraph-rsid="006bfdaf"/>
    </style:style>
    <style:style style:name="P7" style:family="paragraph" style:parent-style-name="Standard">
      <style:text-properties officeooo:rsid="006bfdaf" officeooo:paragraph-rsid="0072d1b6"/>
    </style:style>
    <style:style style:name="P8" style:family="paragraph" style:parent-style-name="Standard">
      <style:text-properties officeooo:rsid="006e5e87" officeooo:paragraph-rsid="006e5e87"/>
    </style:style>
    <style:style style:name="P9" style:family="paragraph" style:parent-style-name="Standard">
      <style:text-properties officeooo:rsid="00749acf" officeooo:paragraph-rsid="00749acf"/>
    </style:style>
    <style:style style:name="P10" style:family="paragraph" style:parent-style-name="Standard">
      <style:text-properties officeooo:rsid="007b5983" officeooo:paragraph-rsid="007b5983"/>
    </style:style>
    <style:style style:name="P11" style:family="paragraph" style:parent-style-name="Standard">
      <style:text-properties officeooo:rsid="007ea015" officeooo:paragraph-rsid="007ea015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weight="normal" officeooo:rsid="00670db6" style:font-weight-asian="normal" style:font-weight-complex="normal"/>
    </style:style>
    <style:style style:name="T2" style:family="text">
      <style:text-properties officeooo:rsid="00665a5d"/>
    </style:style>
    <style:style style:name="T3" style:family="text">
      <style:text-properties officeooo:rsid="00670db6"/>
    </style:style>
    <style:style style:name="T4" style:family="text">
      <style:text-properties fo:font-variant="normal" fo:text-transform="none" fo:color="#222222" loext:opacity="100%" fo:letter-spacing="normal"/>
    </style:style>
    <style:style style:name="T5" style:family="text">
      <style:text-properties fo:font-variant="normal" fo:text-transform="none" fo:color="#222222" loext:opacity="100%" fo:letter-spacing="normal" officeooo:rsid="00676bb8"/>
    </style:style>
    <style:style style:name="T6" style:family="text">
      <style:text-properties fo:font-variant="normal" fo:text-transform="none" fo:color="#222222" loext:opacity="100%" fo:letter-spacing="normal" officeooo:rsid="00685cbf"/>
    </style:style>
    <style:style style:name="T7" style:family="text">
      <style:text-properties fo:font-variant="normal" fo:text-transform="none" fo:color="#222222" loext:opacity="100%" fo:letter-spacing="normal" officeooo:rsid="006a55dc"/>
    </style:style>
    <style:style style:name="T8" style:family="text">
      <style:text-properties fo:font-variant="normal" fo:text-transform="none" fo:color="#222222" loext:opacity="100%" style:font-name="Cantarell Light" fo:letter-spacing="normal" officeooo:rsid="00676bb8"/>
    </style:style>
    <style:style style:name="T9" style:family="text">
      <style:text-properties fo:font-variant="normal" fo:text-transform="none" fo:color="#222222" loext:opacity="100%" style:font-name="Liberation Serif" fo:letter-spacing="normal" fo:font-weight="normal" style:font-weight-asian="normal" style:font-weight-complex="normal"/>
    </style:style>
    <style:style style:name="T10" style:family="text">
      <style:text-properties fo:font-variant="normal" fo:text-transform="none" fo:color="#222222" loext:opacity="100%" style:font-name="Liberation Serif" fo:letter-spacing="normal" fo:font-weight="normal" officeooo:rsid="00670db6" style:font-weight-asian="normal" style:font-weight-complex="normal"/>
    </style:style>
    <style:style style:name="T11" style:family="text">
      <style:text-properties fo:font-variant="normal" fo:text-transform="none" fo:color="#222222" loext:opacity="100%" style:font-name="Liberation Serif" fo:letter-spacing="normal" fo:font-weight="normal" officeooo:rsid="006a55dc" style:font-weight-asian="normal" style:font-weight-complex="normal"/>
    </style:style>
    <style:style style:name="T12" style:family="text">
      <style:text-properties fo:font-variant="normal" fo:text-transform="none" fo:color="#222222" loext:opacity="100%" style:font-name="Liberation Serif" fo:letter-spacing="normal" fo:font-weight="normal" officeooo:rsid="006b87e2" style:font-weight-asian="normal" style:font-weight-complex="normal"/>
    </style:style>
    <style:style style:name="T13" style:family="text">
      <style:text-properties fo:font-variant="normal" fo:text-transform="none" fo:color="#222222" loext:opacity="100%" style:font-name="Liberation Serif" fo:letter-spacing="normal" fo:font-weight="normal" officeooo:rsid="006c9f2c" style:font-weight-asian="normal" style:font-weight-complex="normal"/>
    </style:style>
    <style:style style:name="T14" style:family="text">
      <style:text-properties fo:font-variant="normal" fo:text-transform="none" fo:color="#222222" loext:opacity="100%" style:font-name="Liberation Serif" fo:letter-spacing="normal" fo:font-weight="normal" officeooo:rsid="006e122f" style:font-weight-asian="normal" style:font-weight-complex="normal"/>
    </style:style>
    <style:style style:name="T15" style:family="text">
      <style:text-properties fo:font-variant="normal" fo:text-transform="none" fo:color="#222222" loext:opacity="100%" style:font-name="Liberation Serif" fo:letter-spacing="normal" fo:font-weight="normal" officeooo:rsid="00704dfd" style:font-weight-asian="normal" style:font-weight-complex="normal"/>
    </style:style>
    <style:style style:name="T16" style:family="text">
      <style:text-properties fo:font-variant="normal" fo:text-transform="none" fo:color="#222222" loext:opacity="100%" style:font-name="Liberation Serif" fo:letter-spacing="normal" fo:font-weight="normal" officeooo:rsid="0070f3e2" style:font-weight-asian="normal" style:font-weight-complex="normal"/>
    </style:style>
    <style:style style:name="T17" style:family="text">
      <style:text-properties fo:font-variant="normal" fo:text-transform="none" fo:color="#222222" loext:opacity="100%" style:font-name="Liberation Serif" fo:letter-spacing="normal" fo:font-weight="normal" officeooo:rsid="0075fa5a" style:font-weight-asian="normal" style:font-weight-complex="normal"/>
    </style:style>
    <style:style style:name="T18" style:family="text">
      <style:text-properties fo:font-variant="normal" fo:text-transform="none" fo:color="#222222" loext:opacity="100%" style:font-name="Liberation Serif" fo:letter-spacing="normal" fo:font-weight="normal" officeooo:rsid="0077c561" style:font-weight-asian="normal" style:font-weight-complex="normal"/>
    </style:style>
    <style:style style:name="T19" style:family="text">
      <style:text-properties fo:font-variant="normal" fo:text-transform="none" fo:color="#222222" loext:opacity="100%" style:font-name="Liberation Serif" fo:letter-spacing="normal" fo:font-weight="normal" officeooo:rsid="007d3399" style:font-weight-asian="normal" style:font-weight-complex="normal"/>
    </style:style>
    <style:style style:name="T20" style:family="text">
      <style:text-properties fo:font-variant="normal" fo:text-transform="none" fo:color="#222222" loext:opacity="100%" style:font-name="Liberation Serif" fo:letter-spacing="normal" fo:font-weight="normal" officeooo:rsid="007ea015" style:font-weight-asian="normal" style:font-weight-complex="normal"/>
    </style:style>
    <style:style style:name="T21" style:family="text">
      <style:text-properties fo:font-variant="normal" fo:text-transform="none" fo:color="#222222" loext:opacity="100%" style:font-name="Liberation Serif" fo:letter-spacing="normal" fo:font-weight="normal" officeooo:rsid="0080f7b9" style:font-weight-asian="normal" style:font-weight-complex="normal"/>
    </style:style>
    <style:style style:name="T22" style:family="text">
      <style:text-properties fo:font-variant="normal" fo:text-transform="none" fo:color="#222222" loext:opacity="100%" style:font-name="Liberation Serif" fo:letter-spacing="normal" fo:font-weight="bold" officeooo:rsid="006e122f" style:font-weight-asian="bold" style:font-weight-complex="bold"/>
    </style:style>
    <style:style style:name="T23" style:family="text">
      <style:text-properties fo:font-variant="normal" fo:text-transform="none" fo:color="#222222" loext:opacity="100%" style:font-name="Liberation Serif" fo:letter-spacing="normal" fo:font-weight="bold" officeooo:rsid="0070f3e2" style:font-weight-asian="bold" style:font-weight-complex="bold"/>
    </style:style>
    <style:style style:name="T24" style:family="text">
      <style:text-properties fo:font-variant="normal" fo:text-transform="none" fo:color="#222222" loext:opacity="100%" style:font-name="Liberation Serif" fo:letter-spacing="normal" fo:font-weight="bold" officeooo:rsid="0075fa5a" style:font-weight-asian="bold" style:font-weight-complex="bold"/>
    </style:style>
    <style:style style:name="T25" style:family="text">
      <style:text-properties fo:font-variant="normal" fo:text-transform="none" fo:color="#222222" loext:opacity="100%" style:font-name="Liberation Serif" fo:letter-spacing="normal" fo:font-weight="bold" officeooo:rsid="007d3399" style:font-weight-asian="bold" style:font-weight-complex="bold"/>
    </style:style>
    <style:style style:name="T26" style:family="text">
      <style:text-properties fo:font-variant="normal" fo:text-transform="none" fo:color="#222222" loext:opacity="100%" style:font-name="Liberation Serif" fo:letter-spacing="normal" fo:font-weight="bold" officeooo:rsid="0080f7b9" style:font-weight-asian="bold" style:font-weight-complex="bold"/>
    </style:style>
    <style:style style:name="T27" style:family="text">
      <style:text-properties fo:font-variant="normal" fo:text-transform="none" fo:color="#222222" loext:opacity="100%" style:font-name="Cantarell Light1" fo:letter-spacing="normal" fo:font-weight="normal" officeooo:rsid="006a55dc" style:font-weight-asian="normal" style:font-weight-complex="normal"/>
    </style:style>
    <style:style style:name="T28" style:family="text">
      <style:text-properties fo:font-variant="normal" fo:text-transform="none" fo:color="#222222" loext:opacity="100%" style:font-name="Cantarell Light1" fo:letter-spacing="normal" fo:font-weight="normal" officeooo:rsid="00670db6" style:font-weight-asian="normal" style:font-weight-complex="normal"/>
    </style:style>
    <style:style style:name="T29" style:family="text">
      <style:text-properties fo:font-variant="normal" fo:text-transform="none" fo:color="#222222" loext:opacity="100%" style:font-name="Cantarell Light1" fo:letter-spacing="normal" officeooo:rsid="006a55dc"/>
    </style:style>
    <style:style style:name="T30" style:family="text">
      <style:text-properties style:font-name="Cantarell Light" officeooo:rsid="00670db6"/>
    </style:style>
    <style:style style:name="T31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T32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fr1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1.4689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2.9283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ct8" text:anchor-type="page" text:anchor-page-number="1" svg:x="1.4736in" svg:y="8.4327in" svg:width="1.228in" svg:height="0.2in" draw:z-index="10">
        <draw:object xlink:href="./Object 8" xlink:type="simple" xlink:show="embed" xlink:actuate="onLoad"/>
        <draw:image xlink:href="./ObjectReplacements/Object 8" xlink:type="simple" xlink:show="embed" xlink:actuate="onLoad"/>
        <svg:desc>formula</svg:desc>
      </draw:frame>
      <draw:frame draw:style-name="fr1" draw:name="Object6" text:anchor-type="page" text:anchor-page-number="1" svg:x="1.4736in" svg:y="7.7764in" svg:width="1.2508in" svg:height="0.2in" draw:z-index="9">
        <draw:object xlink:href="./Object 6" xlink:type="simple" xlink:show="embed" xlink:actuate="onLoad"/>
        <draw:image xlink:href="./ObjectReplacements/Object 6" xlink:type="simple" xlink:show="embed" xlink:actuate="onLoad"/>
        <svg:desc>formula</svg:desc>
      </draw:frame>
      <draw:frame draw:style-name="fr1" draw:name="Object7" text:anchor-type="page" text:anchor-page-number="1" svg:x="3.1217in" svg:y="7.7618in" svg:width="1.1965in" svg:height="0.2in" draw:z-index="8">
        <draw:object xlink:href="./Object 7" xlink:type="simple" xlink:show="embed" xlink:actuate="onLoad"/>
        <draw:image xlink:href="./ObjectReplacements/Object 7" xlink:type="simple" xlink:show="embed" xlink:actuate="onLoad"/>
        <svg:desc>formula</svg:desc>
      </draw:frame>
      <draw:frame draw:style-name="fr1" draw:name="Object5" text:anchor-type="page" text:anchor-page-number="1" svg:x="3.1217in" svg:y="6.8429in" svg:width="1.2008in" svg:height="0.2in" draw:z-index="7">
        <draw:object xlink:href="./Object 5" xlink:type="simple" xlink:show="embed" xlink:actuate="onLoad"/>
        <draw:image xlink:href="./ObjectReplacements/Object 5" xlink:type="simple" xlink:show="embed" xlink:actuate="onLoad"/>
        <svg:desc>formula</svg:desc>
      </draw:frame>
      <draw:frame draw:style-name="fr1" draw:name="Object4" text:anchor-type="page" text:anchor-page-number="1" svg:x="1.4736in" svg:y="6.8575in" svg:width="1.2646in" svg:height="0.2in" draw:z-index="6">
        <draw:object xlink:href="./Object 4" xlink:type="simple" xlink:show="embed" xlink:actuate="onLoad"/>
        <draw:image xlink:href="./ObjectReplacements/Object 4" xlink:type="simple" xlink:show="embed" xlink:actuate="onLoad"/>
        <svg:desc>formula</svg:desc>
      </draw:frame>
      <draw:frame draw:style-name="fr1" draw:name="Object3" text:anchor-type="page" text:anchor-page-number="1" svg:x="3.1217in" svg:y="5.2681in" svg:width="1.239in" svg:height="0.2in" draw:z-index="5">
        <draw:object xlink:href="./Object 3" xlink:type="simple" xlink:show="embed" xlink:actuate="onLoad"/>
        <draw:image xlink:href="./ObjectReplacements/Object 3" xlink:type="simple" xlink:show="embed" xlink:actuate="onLoad"/>
        <svg:desc>formula</svg:desc>
      </draw:frame>
      <draw:frame draw:style-name="fr1" draw:name="Object1" text:anchor-type="page" text:anchor-page-number="1" svg:x="1.5465in" svg:y="5.2681in" svg:width="1.3028in" svg:height="0.2in" draw:z-index="4">
        <draw:object xlink:href="./Object 1" xlink:type="simple" xlink:show="embed" xlink:actuate="onLoad"/>
        <draw:image xlink:href="./ObjectReplacements/Object 1" xlink:type="simple" xlink:show="embed" xlink:actuate="onLoad"/>
        <svg:desc>formula</svg:desc>
      </draw:frame>
      <draw:frame draw:style-name="fr1" draw:name="Object2" text:anchor-type="page" text:anchor-page-number="1" svg:x="1.5465in" svg:y="5.9244in" svg:width="1.3272in" svg:height="0.2in" draw:z-index="3">
        <draw:object xlink:href="./Object 2" xlink:type="simple" xlink:show="embed" xlink:actuate="onLoad"/>
        <draw:image xlink:href="./ObjectReplacements/Object 2" xlink:type="simple" xlink:show="embed" xlink:actuate="onLoad"/>
        <svg:desc>formula</svg:desc>
      </draw:frame>
      <text:p text:style-name="Standard"><draw:g text:anchor-type="paragraph" draw:z-index="2" draw:name="Shape1" draw:style-name="gr1"><draw:frame draw:style-name="gr2" draw:text-style-name="P13" svg:width="0.428in" svg:height="0.1925in" svg:x="0in" svg:y="0.0008in"><draw:text-box><text:p text:style-name="P12"><text:span text:style-name="T31">Nama</text:span></text:p></draw:text-box></draw:frame><draw:frame draw:style-name="gr3" draw:text-style-name="P13" svg:width="1.0024in" svg:height="0.1925in" svg:x="0.9846in" svg:y="0.0008in"><draw:text-box><text:p text:style-name="P12"><text:span text:style-name="T31">: Eko </text:span><text:span text:style-name="T31">Saputra</text:span></text:p></draw:text-box></draw:frame><draw:frame draw:style-name="gr4" draw:text-style-name="P13" svg:width="0.3449in" svg:height="0.1925in" svg:x="0in" svg:y="0.2217in"><draw:text-box><text:p text:style-name="P12"><text:span text:style-name="T31">NIM</text:span></text:p></draw:text-box></draw:frame><draw:frame draw:style-name="gr5" draw:text-style-name="P13" svg:width="0.8488in" svg:height="0.1925in" svg:x="0.9846in" svg:y="0.2217in"><draw:text-box><text:p text:style-name="P12"><text:span text:style-name="T31">: </text:span><text:span text:style-name="T31">2014</text:span><text:span text:style-name="T31">2000</text:span><text:span text:style-name="T31">1</text:span></text:p></draw:text-box></draw:frame><draw:frame draw:style-name="gr6" draw:text-style-name="P13" svg:width="0.6642in" svg:height="0.1925in" svg:x="0in" svg:y="0.4409in"><draw:text-box><text:p text:style-name="P12"><text:span text:style-name="T31">Fakultas </text:span></text:p></draw:text-box></draw:frame><draw:frame draw:style-name="gr7" draw:text-style-name="P13" svg:width="1.224in" svg:height="0.1925in" svg:x="0.9846in" svg:y="0.4409in"><draw:text-box><text:p text:style-name="P12"><text:span text:style-name="T31">: Ilmu Komputer</text:span></text:p></draw:text-box></draw:frame><draw:frame draw:style-name="gr8" draw:text-style-name="P13" svg:width="1.4689in" svg:height="0.3843in" svg:x="0in" svg:y="0.6618in"><draw:text-box><text:p text:style-name="P12"><text:span text:style-name="T31">Prodi</text:span></text:p><text:p text:style-name="P12"><text:span text:style-name="T31">Kelas</text:span><text:span text:style-name="T31"><text:tab/></text:span><text:span text:style-name="T31"><text:tab/></text:span><text:span text:style-name="T31"><text:tab/></text:span><text:span text:style-name="T31">: IF2A</text:span></text:p></draw:text-box></draw:frame><draw:frame draw:style-name="gr9" draw:text-style-name="P13" svg:width="1.5213in" svg:height="0.1925in" svg:x="0.9846in" svg:y="0.6618in"><draw:text-box><text:p text:style-name="P12"><text:span text:style-name="T31">: </text:span><text:span text:style-name="T31">Tekni</text:span><text:span text:style-name="T31">k </text:span><text:span text:style-name="T31">Infor</text:span><text:span text:style-name="T31">matik</text:span><text:span text:style-name="T31">a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2">Latihan :</text:p>
      <text:p text:style-name="P2"/>
      <text:p text:style-name="P2">3. Buktikan ke<text:span text:style-name="T2">absahan</text:span> argumen di bawah ini !</text:p>
      <text:p text:style-name="P2"><text:tab/></text:p>
      <text:p text:style-name="P2"><text:span text:style-name="T2"><text:tab/>1. j → k</text:span></text:p>
      <text:p text:style-name="P2"><text:span text:style-name="T3"><text:tab/>2. j </text:span><text:span text:style-name="T30">v </text:span><text:span text:style-name="T3">( k </text:span><text:span text:style-name="T30">v </text:span><text:span text:style-name="T3">~l )</text:span></text:p>
      <text:p text:style-name="P3"><text:span text:style-name="T1"><text:tab/>3. ~ k / </text:span><text:span text:style-name="T4">∴ </text:span><text:span text:style-name="T5">~l </text:span><text:span text:style-name="T8">v </text:span><text:span text:style-name="T5">~k</text:span></text:p>
      <text:p text:style-name="P4"><text:span text:style-name="T5"><text:tab/></text:span><text:span text:style-name="T6">4. </text:span><text:span text:style-name="T7">( j → k ) </text:span><text:span text:style-name="T29"><text:s/></text:span><text:span text:style-name="T28">v</text:span><text:span text:style-name="T10"> </text:span><text:span text:style-name="T11">( k </text:span><text:span text:style-name="T27">v</text:span><text:span text:style-name="T11"> ~l ) <text:s text:c="2"/>1,2 Conj</text:span></text:p>
      <text:p text:style-name="P4"><text:span text:style-name="T11"><text:tab/>5. ( ~k </text:span><text:span text:style-name="T27"><text:s/></text:span><text:span text:style-name="T28">v </text:span><text:span text:style-name="T11">~l ) <text:tab/><text:tab/> <text:s text:c="3"/></text:span><text:span text:style-name="T12">3, Simpl</text:span></text:p>
      <text:p text:style-name="P5"><text:span text:style-name="T9"><text:tab/>6. ( ~l <text:s/></text:span><text:span text:style-name="T28">v </text:span><text:span text:style-name="T10"><text:s/></text:span><text:span text:style-name="T9">~k )<text:tab/><text:tab/> <text:s text:c="3"/></text:span><text:span text:style-name="T12">4,5 DD</text:span></text:p>
      <text:p text:style-name="P5"><text:span text:style-name="T12"/></text:p>
      <text:p text:style-name="P6"><text:span text:style-name="T12">4. </text:span><text:span text:style-name="T13">Ubahlah kalimat di bawah ini kedalam notasi logika !</text:span></text:p>
      <text:p text:style-name="P6"><text:span text:style-name="T13"/></text:p>
      <text:p text:style-name="P6"><text:span text:style-name="T13"><text:tab/></text:span><text:span text:style-name="T14">a. Tidak semua bunga mawar berwarna merah (</text:span><text:span text:style-name="T22">B</text:span><text:span text:style-name="T14">(x), </text:span><text:span text:style-name="T22">M</text:span><text:span text:style-name="T14">(x))</text:span></text:p>
      <text:p text:style-name="P8"><text:span text:style-name="T14"><text:s/><text:tab/> <text:s text:c="3"/>“</text:span><text:span text:style-name="T9">Ada bunga </text:span><text:span text:style-name="T15">mawar yang berwarna merah “</text:span></text:p>
      <text:p text:style-name="P6"><text:span text:style-name="T14"/></text:p>
      <text:p text:style-name="P6"><text:span text:style-name="T14"/></text:p>
      <text:p text:style-name="P7"><text:span text:style-name="T14"><text:tab/></text:span><text:span text:style-name="T16">b. Semua mahasiswa baru harus medaftar ulang (</text:span><text:span text:style-name="T23">M</text:span><text:span text:style-name="T16">(x), </text:span><text:span text:style-name="T23">U</text:span><text:span text:style-name="T16">(x))</text:span></text:p>
      <text:p text:style-name="P7"><text:span text:style-name="T16"><text:tab/> <text:s text:c="3"/></text:span><text:span text:style-name="T14"><text:tab/> <text:s/></text:span></text:p>
      <text:p text:style-name="P7"><text:span text:style-name="T14"/></text:p>
      <text:p text:style-name="P7"><text:span text:style-name="T14"/></text:p>
      <text:p text:style-name="P9"><text:span text:style-name="T14"><text:tab/>c. </text:span><text:span text:style-name="T9">Ada bilangan prima yang genap </text:span><text:span text:style-name="T17">(</text:span><text:span text:style-name="T24">P</text:span><text:span text:style-name="T17">(x), </text:span><text:span text:style-name="T24">G</text:span><text:span text:style-name="T17">(x))</text:span></text:p>
      <text:p text:style-name="P9"><text:span text:style-name="T17"><text:tab/> <text:s text:c="2"/>“</text:span><text:span text:style-name="T18">Tidak semua bilangan prima genap”</text:span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10"><text:span text:style-name="T17"><text:tab/>d. </text:span><text:span text:style-name="T19">Beberapa tamu yang datang pejabat negara (</text:span><text:span text:style-name="T25">T</text:span><text:span text:style-name="T19">(x), </text:span><text:span text:style-name="T25">P</text:span><text:span text:style-name="T19">(x))</text:span></text:p>
      <text:p text:style-name="P10"><text:span text:style-name="T19"><text:tab/> <text:s text:c="2"/>“</text:span><text:span text:style-name="T20">Ada tamu bukan pejabat negara”</text:span></text:p>
      <text:p text:style-name="P10"><text:span text:style-name="T20"/></text:p>
      <text:p text:style-name="P10"><text:span text:style-name="T20"/></text:p>
      <text:p text:style-name="P11"><text:span text:style-name="T9"><text:tab/>e. </text:span><text:span text:style-name="T21">Tidak semua penumpang memiliki karcis (</text:span><text:span text:style-name="T26">P</text:span><text:span text:style-name="T21">(x), </text:span><text:span text:style-name="T26">K</text:span><text:span text:style-name="T21">(x))</text:span></text:p>
      <text:p text:style-name="P11"><text:span text:style-name="T21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/>
    <style:font-face style:name="Lohit Hindi2" svg:font-family="'Lohit Hindi'"/>
    <style:font-face style:name="Cantarell" svg:font-family="Cantarell" style:font-pitch="variable"/>
    <style:font-face style:name="Cantarell Light" svg:font-family="'Cantarell Light'" style:font-pitch="variable"/>
    <style:font-face style:name="Cantarell Light1" svg:font-family="'Cantarell Light'" style:font-adornments="Light" style:font-pitch="variable"/>
    <style:font-face style:name="Cantarell Thin" svg:font-family="'Cantarell Thin'" style:font-pitch="variable"/>
    <style:font-face style:name="Liberation Serif2" svg:font-family="'Liberation Serif'" style:font-pitch="variable"/>
    <style:font-face style:name="Lohit Hindi1" svg:font-family="'Lohit Hindi'" style:font-pitch="variable"/>
    <style:font-face style:name="cmex10" svg:font-family="cmex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2.9283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frame text:anchor-type="paragraph" draw:z-index="0" draw:name="Shape3" draw:style-name="Mgr1" draw:text-style-name="MP1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2010000002000000020EC3B644C412E328F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1" draw:name="Shape2" draw:style-name="Mgr2" draw:text-style-name="MP3" svg:width="2.9287in" svg:height="0.3843in" svg:x="0.0839in" svg:y="0.0008in"><draw:text-box><text:p text:style-name="MP2"><text:span text:style-name="MT1"><text:s text:c="2"/></text:span><text:span text:style-name="MT1">Eko Saputra | </text:span><text:span text:style-name="MT1">MATDIS SM2 </text:span><text:span text:style-name="MT1">17MAR2021</text:span></text:p><text:p text:style-name="MP2"><text:span text:style-name="MT1"><text:s text:c="2"/></text:span><text:span text:style-name="MT1"><text:a xlink:href="http://www.ekovegeance.com/" xlink:type="simple">www.ekovegeance.com</text:a></text:span><text:span text:style-name="MT1"><text:s/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0.4.2$Linux_X86_64 LibreOffice_project/00$Build-2</meta:generator>
    <dc:date>2021-03-17T10:55:25.435003072</dc:date>
    <meta:editing-duration>PT5H40M10S</meta:editing-duration>
    <meta:editing-cycles>102</meta:editing-cycles>
    <meta:document-statistic meta:table-count="0" meta:image-count="0" meta:object-count="8" meta:page-count="1" meta:paragraph-count="20" meta:word-count="130" meta:character-count="649" meta:non-whitespace-character-count="484"/>
  </office:meta>
</office:document-meta>
</file>

<file path=Object 1/content.xml><?xml version="1.0" encoding="utf-8"?>
<math xmlns="http://www.w3.org/1998/Math/MathML" display="block">
  <semantics>
    <mrow>
      <mo stretchy="false">∀</mo>
      <mi>x</mi>
      <mi>,</mi>
      <mi>B</mi>
      <mrow>
        <mo fence="true" stretchy="false">(</mo>
        <mrow>
          <mi>x</mi>
        </mrow>
        <mo fence="true" stretchy="false">)</mo>
      </mrow>
      <mo stretchy="false">→</mo>
      <mi>M</mi>
      <mrow>
        <mo fence="true" stretchy="false">(</mo>
        <mrow>
          <mi>x</mi>
        </mrow>
        <mo fence="true" stretchy="false">)</mo>
      </mrow>
    </mrow>
    <annotation encoding="StarMath 5.0">forall x, B ( x ) rightarrow M( x )</annotation>
  </semantics>
</math>
</file>

<file path=Object 2/content.xml><?xml version="1.0" encoding="utf-8"?>
<math xmlns="http://www.w3.org/1998/Math/MathML" display="block">
  <semantics>
    <mrow>
      <mo stretchy="false">∀</mo>
      <mi>x</mi>
      <mi>,</mi>
      <mi>M</mi>
      <mrow>
        <mo fence="true" stretchy="false">(</mo>
        <mrow>
          <mi>x</mi>
        </mrow>
        <mo fence="true" stretchy="false">)</mo>
      </mrow>
      <mo stretchy="false">→</mo>
      <mi>U</mi>
      <mrow>
        <mo fence="true" stretchy="false">(</mo>
        <mrow>
          <mi>x</mi>
        </mrow>
        <mo fence="true" stretchy="false">)</mo>
      </mrow>
    </mrow>
    <annotation encoding="StarMath 5.0">forall x, M ( x ) rightarrow U( x )</annotation>
  </semantics>
</math>
</file>

<file path=Object 3/content.xml><?xml version="1.0" encoding="utf-8"?>
<math xmlns="http://www.w3.org/1998/Math/MathML" display="block">
  <semantics>
    <mrow>
      <mo stretchy="false">∃</mo>
      <mi>x</mi>
      <mi>,</mi>
      <mi>B</mi>
      <mrow>
        <mrow>
          <mo fence="true" stretchy="false">(</mo>
          <mrow>
            <mi>x</mi>
          </mrow>
          <mo fence="true" stretchy="false">)</mo>
        </mrow>
        <mo stretchy="false">∧</mo>
        <mi>M</mi>
      </mrow>
      <mrow>
        <mo fence="true" stretchy="false">(</mo>
        <mrow>
          <mi>x</mi>
        </mrow>
        <mo fence="true" stretchy="false">)</mo>
      </mrow>
    </mrow>
    <annotation encoding="StarMath 5.0">exists x, B ( x )  and  M( x )</annotation>
  </semantics>
</math>
</file>

<file path=Object 4/content.xml><?xml version="1.0" encoding="utf-8"?>
<math xmlns="http://www.w3.org/1998/Math/MathML" display="block">
  <semantics>
    <mrow>
      <mo stretchy="false">∀</mo>
      <mi>x</mi>
      <mi>,</mi>
      <mi>P</mi>
      <mrow>
        <mo fence="true" stretchy="false">(</mo>
        <mrow>
          <mi>x</mi>
        </mrow>
        <mo fence="true" stretchy="false">)</mo>
      </mrow>
      <mo stretchy="false">→</mo>
      <mi>G</mi>
      <mrow>
        <mo fence="true" stretchy="false">(</mo>
        <mrow>
          <mi>x</mi>
        </mrow>
        <mo fence="true" stretchy="false">)</mo>
      </mrow>
    </mrow>
    <annotation encoding="StarMath 5.0">forall x, P ( x ) rightarrow G( x )</annotation>
  </semantics>
</math>
</file>

<file path=Object 5/content.xml><?xml version="1.0" encoding="utf-8"?>
<math xmlns="http://www.w3.org/1998/Math/MathML" display="block">
  <semantics>
    <mrow>
      <mo stretchy="false">∃</mo>
      <mi>x</mi>
      <mi>,</mi>
      <mi>P</mi>
      <mrow>
        <mrow>
          <mo fence="true" stretchy="false">(</mo>
          <mrow>
            <mi>x</mi>
          </mrow>
          <mo fence="true" stretchy="false">)</mo>
        </mrow>
        <mo stretchy="false">∧</mo>
        <mi>G</mi>
      </mrow>
      <mrow>
        <mo fence="true" stretchy="false">(</mo>
        <mrow>
          <mi>x</mi>
        </mrow>
        <mo fence="true" stretchy="false">)</mo>
      </mrow>
    </mrow>
    <annotation encoding="StarMath 5.0">exists x, P ( x )  and  G( x )</annotation>
  </semantics>
</math>
</file>

<file path=Object 6/content.xml><?xml version="1.0" encoding="utf-8"?>
<math xmlns="http://www.w3.org/1998/Math/MathML" display="block">
  <semantics>
    <mrow>
      <mo stretchy="false">∀</mo>
      <mi>x</mi>
      <mi>,</mi>
      <mi>T</mi>
      <mrow>
        <mo fence="true" stretchy="false">(</mo>
        <mrow>
          <mi>x</mi>
        </mrow>
        <mo fence="true" stretchy="false">)</mo>
      </mrow>
      <mo stretchy="false">→</mo>
      <mi>P</mi>
      <mrow>
        <mo fence="true" stretchy="false">(</mo>
        <mrow>
          <mi>x</mi>
        </mrow>
        <mo fence="true" stretchy="false">)</mo>
      </mrow>
    </mrow>
    <annotation encoding="StarMath 5.0">forall x, T ( x ) rightarrow P( x )</annotation>
  </semantics>
</math>
</file>

<file path=Object 7/content.xml><?xml version="1.0" encoding="utf-8"?>
<math xmlns="http://www.w3.org/1998/Math/MathML" display="block">
  <semantics>
    <mrow>
      <mo stretchy="false">∃</mo>
      <mi>x</mi>
      <mi>,</mi>
      <mi>T</mi>
      <mrow>
        <mrow>
          <mo fence="true" stretchy="false">(</mo>
          <mrow>
            <mi>x</mi>
          </mrow>
          <mo fence="true" stretchy="false">)</mo>
        </mrow>
        <mo stretchy="false">∧</mo>
        <mi>G</mi>
      </mrow>
      <mrow>
        <mo fence="true" stretchy="false">(</mo>
        <mrow>
          <mi>x</mi>
        </mrow>
        <mo fence="true" stretchy="false">)</mo>
      </mrow>
    </mrow>
    <annotation encoding="StarMath 5.0">exists x, T ( x )  and  G( x )</annotation>
  </semantics>
</math>
</file>

<file path=Object 8/content.xml><?xml version="1.0" encoding="utf-8"?>
<math xmlns="http://www.w3.org/1998/Math/MathML" display="block">
  <semantics>
    <mrow>
      <mo stretchy="false">∃</mo>
      <mi>x</mi>
      <mi>,</mi>
      <mi>P</mi>
      <mrow>
        <mo fence="true" stretchy="false">(</mo>
        <mrow>
          <mi>x</mi>
        </mrow>
        <mo fence="true" stretchy="false">)</mo>
      </mrow>
      <mo stretchy="false">→</mo>
      <mi>K</mi>
      <mrow>
        <mo fence="true" stretchy="false">(</mo>
        <mrow>
          <mi>x</mi>
        </mrow>
        <mo fence="true" stretchy="false">)</mo>
      </mrow>
    </mrow>
    <annotation encoding="StarMath 5.0">exists x, P ( x ) rightarrow K( x )</annotation>
  </semantics>
</math>
</file>